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Calibri" style:font-name-asian="Calibri" style:font-name-complex="Calibri" fo:font-weight="bold" style:font-weight-asian="bold" fo:font-size="14pt" style:font-size-asian="14pt"/>
    </style:style>
    <style:style style:name="P2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3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4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5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6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7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8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9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10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11" style:parent-style-name="Normal" style:family="paragraph">
      <style:paragraph-properties fo:text-align="justify"/>
      <style:text-properties style:font-name="Calibri" style:font-name-asian="Calibri" style:font-name-complex="Calibri"/>
    </style:style>
    <style:style style:name="P12" style:parent-style-name="Normal" style:family="paragraph">
      <style:paragraph-properties fo:text-align="justify"/>
      <style:text-properties style:font-name="Calibri" style:font-name-asian="Calibri" style:font-name-complex="Calibri"/>
    </style:style>
  </office:automatic-styles>
  <office:body>
    <office:text text:use-soft-page-breaks="true">
      <text:p text:style-name="P1"><text:bookmark-start text:name="_gjdgxs"/><text:bookmark-end text:name="_gjdgxs"/>EJERCICIO 1. SISTEMA DE SEGUIMIENTO DE PROFESIONALES.</text:p>
      <text:p text:style-name="P2"/>
      <text:p text:style-name="P3">El ministerio de Trabajo está pensando en hacer seguimiento a los profesionales del país, desde su ingreso a alguna institución<text:s/>de educación hasta su jubilación. Sus objetivos se definen a continuación.</text:p>
      <text:p text:style-name="P4"/>
      <text:p text:style-name="P5">Registrar el mes y año en que cada persona ingresó a una carrera, el programa de estudio (o nombre de la carrera) e institución en la que ingresó. Registrar el mes y año en que cada persona se graduó, registrando la carrera e IES donde se graduó. Para cada programa de estudio que una persona haya cursado es indispensable saber su grado (licenciatura, maestría, doctorado, etc.) y el área (tecnología, sociología, economía, etc.) a la<text:s/>que pertenece.<text:s/></text:p>
      <text:p text:style-name="P6"/>
      <text:p text:style-name="P7">Interesa, registrar las diferentes organizaciones (o empresas) en las que la persona haya obtenido un trabajo formal, llevando control del nombre del lugar, puesto en el que fue contratado, salario inicial y fecha en la inició labores. Así<text:s/>mismo, se desea recopilar datos pertenecientes a las organizaciones que conformen el mercado laboral profesional del país. Para ello, se consideran indispensables estos datos: nombre de la organización, fecha de fundación, giro de negocio y dirección de sus oficinas centrales.</text:p>
      <text:p text:style-name="P8"/>
      <text:p text:style-name="P9">Para análisis económico, se necesita registrar cualquier cambio salarial de las personas, guardando la fecha en que se hizo el cambio y el nuevo salario obtenido, de igual manera interesan los cambios de puesto que tenga cada persona, indicando la fecha del cambio y el nombre del nuevo puesto.</text:p>
      <text:p text:style-name="P10"/>
      <text:p text:style-name="P11">Para poder establecer si existe o no algún vínculo entre la calidad de institución en las que la persona ha estudiado y el tipo de empleos que consigue, se ha pensado en guardar la categoría (que se basa únicamente en dos respuestas: 0, representa “No”; 1, representa “Si”) a la que pertenece la Institución de educación superior y la fecha que la obtuvo. Para poder <text:s/>tener contacto con los profesionales, además de su nombre, número de identificación único (DUI) y número de identificación tributaria (NIT), hace falta conocer las diferentes direcciones de correo electrónico que ellos proporcionen.</text:p>
      <text:p text:style-name="P1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SV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language="es" style:language-asian="es" style:country-asian="SV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rela</meta:initial-creator>
    <dc:creator>Varela</dc:creator>
    <meta:creation-date>2019-07-27T19:14:00Z</meta:creation-date>
    <dc:date>2019-07-27T19:15:00Z</dc:date>
    <meta:template xlink:href="Normal.dotm" xlink:type="simple"/>
    <meta:editing-cycles>2</meta:editing-cycles>
    <meta:editing-duration>PT60S</meta:editing-duration>
    <meta:document-statistic meta:page-count="1" meta:paragraph-count="4" meta:word-count="327" meta:character-count="2126" meta:row-count="15" meta:non-whitespace-character-count="1803"/>
  </office:meta>
</office:document-meta>
</file>